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79793" officeooo:paragraph-rsid="0007979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9793" officeooo:paragraph-rsid="0007979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69a2e" loext:opacity="100%" style:font-name="DejaVu Sans" fo:font-size="11pt" fo:font-weight="normal" officeooo:rsid="00079793" officeooo:paragraph-rsid="00079793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69a2e" loext:opacity="100%" style:font-name="DejaVu Sans" fo:font-size="11pt" fo:font-weight="normal" officeooo:rsid="0015c6d1" officeooo:paragraph-rsid="0015c6d1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69a2e" loext:opacity="100%" style:font-name="DejaVu Sans" fo:font-size="11pt" fo:font-weight="normal" officeooo:rsid="000e9369" officeooo:paragraph-rsid="000e9369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69a2e" loext:opacity="100%" style:font-name="DejaVu Sans" fo:font-size="11pt" fo:font-weight="normal" officeooo:rsid="00120868" officeooo:paragraph-rsid="0012086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69a2e" loext:opacity="100%" style:font-name="DejaVu Sans" fo:font-size="11pt" fo:font-weight="normal" officeooo:rsid="0012680a" officeooo:paragraph-rsid="0015c6d1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69a2e" loext:opacity="100%" style:font-name="DejaVu Sans" fo:font-size="11pt" fo:font-weight="bold" officeooo:rsid="00120868" officeooo:paragraph-rsid="00120868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1pt" fo:font-weight="normal" officeooo:rsid="0008cdf3" officeooo:paragraph-rsid="00079793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1pt" fo:font-weight="normal" officeooo:rsid="0008cdf3" officeooo:paragraph-rsid="0008cdf3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1pt" fo:font-weight="normal" officeooo:rsid="00079793" officeooo:paragraph-rsid="0007979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1pt" fo:font-weight="normal" officeooo:rsid="00079793" officeooo:paragraph-rsid="00120868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1pt" fo:font-weight="normal" officeooo:rsid="00079793" officeooo:paragraph-rsid="0008cdf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1pt" fo:font-weight="normal" officeooo:rsid="00079793" officeooo:paragraph-rsid="0015c6d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1pt" fo:font-weight="normal" officeooo:rsid="000a4bba" officeooo:paragraph-rsid="0008cdf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1pt" fo:font-weight="normal" officeooo:rsid="000a4bba" officeooo:paragraph-rsid="000a8b60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1pt" fo:font-weight="normal" officeooo:rsid="000e9369" officeooo:paragraph-rsid="000e9369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1pt" fo:font-weight="normal" officeooo:rsid="0014cdcc" officeooo:paragraph-rsid="0014cdc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1pt" fo:font-weight="normal" officeooo:rsid="00120868" officeooo:paragraph-rsid="00120868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1pt" fo:font-weight="normal" officeooo:rsid="0012680a" officeooo:paragraph-rsid="0012680a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1pt" fo:font-weight="normal" officeooo:rsid="0013bda4" officeooo:paragraph-rsid="0013bda4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1pt" fo:font-weight="bold" officeooo:rsid="00120868" officeooo:paragraph-rsid="00120868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1pt" fo:font-weight="bold" officeooo:rsid="00120868" officeooo:paragraph-rsid="0012680a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1pt" fo:font-weight="bold" officeooo:rsid="00045e1d" officeooo:paragraph-rsid="0015c6d1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1pt" fo:font-weight="bold" officeooo:rsid="00079793" officeooo:paragraph-rsid="0012086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1pt" fo:font-weight="bold" officeooo:rsid="0015c6d1" officeooo:paragraph-rsid="0015c6d1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1pt" fo:font-style="normal" fo:font-weight="normal" officeooo:rsid="00120868" officeooo:paragraph-rsid="00120868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fo:font-weight="bold" officeooo:rsid="00120868" officeooo:paragraph-rsid="0012086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1pt" officeooo:paragraph-rsid="00120868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paragraph-rsid="0008cdf3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rsid="000e9369" officeooo:paragraph-rsid="000e9369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color="#069a2e" loext:opacity="100%" style:font-name="DejaVu Sans" fo:font-size="11pt" fo:font-weight="normal" officeooo:rsid="0008cdf3" officeooo:paragraph-rsid="0008cdf3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1pt" fo:font-weight="normal" officeooo:rsid="00079793" officeooo:paragraph-rsid="00079793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1pt" fo:font-weight="normal" officeooo:rsid="00079793" officeooo:paragraph-rsid="00120868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1pt" fo:font-weight="normal" officeooo:rsid="00079793" officeooo:paragraph-rsid="0008cdf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1pt" fo:font-weight="normal" officeooo:rsid="00079793" officeooo:paragraph-rsid="0015c6d1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11pt" fo:font-weight="normal" officeooo:rsid="000a4bba" officeooo:paragraph-rsid="000a4bba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11pt" fo:font-weight="normal" officeooo:rsid="000e9369" officeooo:paragraph-rsid="000e9369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1pt" fo:font-weight="normal" officeooo:rsid="0012680a" officeooo:paragraph-rsid="0012680a" style:font-size-asian="11pt" style:font-weight-asian="normal" style:font-size-complex="11pt" style:font-weight-complex="normal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079793"/>
    </style:style>
    <style:style style:name="T3" style:family="text">
      <style:text-properties style:font-name="DejaVu Sans" fo:font-weight="normal" style:font-weight-asian="normal" style:font-weight-complex="normal"/>
    </style:style>
    <style:style style:name="T4" style:family="text">
      <style:text-properties style:font-name="DejaVu Sans" fo:font-weight="normal" officeooo:rsid="00079793" style:font-weight-asian="normal" style:font-weight-complex="normal"/>
    </style:style>
    <style:style style:name="T5" style:family="text">
      <style:text-properties style:font-name="DejaVu Sans" fo:font-weight="normal" officeooo:rsid="0008cdf3" style:font-weight-asian="normal" style:font-weight-complex="normal"/>
    </style:style>
    <style:style style:name="T6" style:family="text">
      <style:text-properties style:font-name="DejaVu Sans" fo:font-weight="normal" officeooo:rsid="000a4bba" style:font-weight-asian="normal" style:font-weight-complex="normal"/>
    </style:style>
    <style:style style:name="T7" style:family="text">
      <style:text-properties style:font-name="DejaVu Sans" fo:font-weight="normal" officeooo:rsid="0014cdcc" style:font-weight-asian="normal" style:font-weight-complex="normal"/>
    </style:style>
    <style:style style:name="T8" style:family="text">
      <style:text-properties officeooo:rsid="00079793"/>
    </style:style>
    <style:style style:name="T9" style:family="text">
      <style:text-properties officeooo:rsid="0014cdcc"/>
    </style:style>
    <style:style style:name="T10" style:family="text">
      <style:text-properties fo:color="#069a2e" loext:opacity="100%"/>
    </style:style>
    <style:style style:name="T11" style:family="text">
      <style:text-properties fo:font-weight="bold"/>
    </style:style>
    <style:style style:name="T12" style:family="text">
      <style:text-properties fo:font-weight="bold" officeooo:rsid="0015c6d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ie 1 – LES VARIABLES</text:p>
      <text:p text:style-name="P1"/>
      <text:p text:style-name="P3">Exercice 1.1</text:p>
      <text:p text:style-name="P11"><text:span text:style-name="T11">Variables</text:span> A, B <text:span text:style-name="T11">en</text:span> <text:span text:style-name="T11">Entier</text:span></text:p>
      <text:p text:style-name="P11"/>
      <text:p text:style-name="P28"><text:span text:style-name="T2">D</text:span><text:span text:style-name="T1">ébut</text:span></text:p>
      <text:p text:style-name="P22"/>
      <text:p text:style-name="P29"><text:span text:style-name="T4">A vaut </text:span><text:span text:style-name="T5">3</text:span></text:p>
      <text:p text:style-name="P9">B vaut 4</text:p>
      <text:p text:style-name="P9"/>
      <text:p text:style-name="P22">Fin</text:p>
      <text:p text:style-name="P24">________________________________________________________________________________</text:p>
      <text:p text:style-name="P22"/>
      <text:p text:style-name="P32">Exercice 1.2</text:p>
      <text:p text:style-name="P12"><text:span text:style-name="T11">Variables</text:span> A, B, C <text:span text:style-name="T11">en</text:span> <text:span text:style-name="T11">Entier</text:span></text:p>
      <text:p text:style-name="P12"/>
      <text:p text:style-name="P25">Début</text:p>
      <text:p text:style-name="P25"/>
      <text:p text:style-name="P29"><text:span text:style-name="T4">A vaut </text:span><text:span text:style-name="T5">2</text:span><text:span text:style-name="T4"> </text:span></text:p>
      <text:p text:style-name="P10">B vaut 3</text:p>
      <text:p text:style-name="P10">C vaut 1</text:p>
      <text:p text:style-name="P10"/>
      <text:p text:style-name="P22">Fin</text:p>
      <text:p text:style-name="P24">________________________________________________________________________________</text:p>
      <text:p text:style-name="P22"/>
      <text:p text:style-name="P32">Exercice 1.3</text:p>
      <text:p text:style-name="P12"><text:span text:style-name="T11">Variables</text:span> A, B <text:span text:style-name="T11">en</text:span> <text:span text:style-name="T11">Entier</text:span></text:p>
      <text:p text:style-name="P12"/>
      <text:p text:style-name="P25">Début</text:p>
      <text:p text:style-name="P25"/>
      <text:p text:style-name="P29"><text:span text:style-name="T4">A vaut </text:span><text:span text:style-name="T5">6</text:span></text:p>
      <text:p text:style-name="P10">B vaut 2</text:p>
      <text:p text:style-name="P10"/>
      <text:p text:style-name="P22">Fin</text:p>
      <text:p text:style-name="P24">________________________________________________________________________________</text:p>
      <text:p text:style-name="P22"/>
      <text:p text:style-name="P32">Exercice 1.4</text:p>
      <text:p text:style-name="P13"><text:span text:style-name="T11">Variables</text:span> A, B, C <text:span text:style-name="T11">en</text:span> <text:span text:style-name="T11">Entier</text:span></text:p>
      <text:p text:style-name="P13"/>
      <text:p text:style-name="P25">Début</text:p>
      <text:p text:style-name="P25"/>
      <text:p text:style-name="P29"><text:span text:style-name="T4">A vaut </text:span><text:span text:style-name="T6">13</text:span></text:p>
      <text:p text:style-name="P30"><text:span text:style-name="T5">B vaut </text:span><text:span text:style-name="T6">13</text:span></text:p>
      <text:p text:style-name="P30"><text:span text:style-name="T5">C vaut </text:span><text:span text:style-name="T6">13</text:span></text:p>
      <text:p text:style-name="P15"/>
      <text:p text:style-name="P22">Fin</text:p>
      <text:p text:style-name="P24">________________________________________________________________________________</text:p>
      <text:p text:style-name="P10"/>
      <text:p text:style-name="P4">Exercice 1.5</text:p>
      <text:p text:style-name="P14"><text:span text:style-name="T11">Variables</text:span> A, B <text:span text:style-name="T11">en</text:span> <text:span text:style-name="T11">Entier</text:span></text:p>
      <text:p text:style-name="P14"/>
      <text:p text:style-name="P25">Début</text:p>
      <text:p text:style-name="P25"/>
      <text:p text:style-name="P29"><text:span text:style-name="T4">A vaut </text:span><text:span text:style-name="T6">2</text:span></text:p>
      <text:p text:style-name="P30"><text:span text:style-name="T6">B</text:span><text:span text:style-name="T5"> vaut </text:span><text:span text:style-name="T7">2</text:span></text:p>
      <text:p text:style-name="P15"><text:soft-page-break/></text:p>
      <text:p text:style-name="P22">Fin</text:p>
      <text:p text:style-name="P24">________________________________________________________________________________</text:p>
      <text:p text:style-name="P22"/>
      <text:p text:style-name="P37"><text:span text:style-name="T10">Exercice 1.6</text:span></text:p>
      <text:p text:style-name="P16"/>
      <text:p text:style-name="P22"><text:span text:style-name="T8">D</text:span>ébut</text:p>
      <text:p text:style-name="P22"/>
      <text:p text:style-name="P31"><text:span text:style-name="T3">C</text:span><text:span text:style-name="T5"> – </text:span><text:span text:style-name="T3">A</text:span></text:p>
      <text:p text:style-name="P17">A – B</text:p>
      <text:p text:style-name="P17">B – C</text:p>
      <text:p text:style-name="P17"/>
      <text:p text:style-name="P22">Fin</text:p>
      <text:p text:style-name="P24">________________________________________________________________________________</text:p>
      <text:p text:style-name="P8"/>
      <text:p text:style-name="P5">Exercice 1.7</text:p>
      <text:p text:style-name="P17"/>
      <text:p text:style-name="P22"><text:span text:style-name="T8">D</text:span>ébut</text:p>
      <text:p text:style-name="P22"/>
      <text:p text:style-name="P18">C – D</text:p>
      <text:p text:style-name="P18">B – C</text:p>
      <text:p text:style-name="P18">A – B</text:p>
      <text:p text:style-name="P19"><text:span text:style-name="T9">D</text:span> – <text:span text:style-name="T9">A</text:span></text:p>
      <text:p text:style-name="P19"/>
      <text:p text:style-name="P22">Fin</text:p>
      <text:p text:style-name="P24">________________________________________________________________________________</text:p>
      <text:p text:style-name="P22"/>
      <text:p text:style-name="P6">Exercice 1.8</text:p>
      <text:p text:style-name="P19"/>
      <text:p text:style-name="P27"><text:span text:style-name="T11">Variables</text:span> A, B, C <text:span text:style-name="T11">en</text:span> <text:span text:style-name="T11">Caractères</text:span></text:p>
      <text:p text:style-name="P19"/>
      <text:p text:style-name="P23"><text:span text:style-name="T8">D</text:span>ébut</text:p>
      <text:p text:style-name="P23"/>
      <text:p text:style-name="P20">A vaut 423</text:p>
      <text:p text:style-name="P20">B vaut 12</text:p>
      <text:p text:style-name="P20">C vaut 435</text:p>
      <text:p text:style-name="P20"/>
      <text:p text:style-name="P23">Fin</text:p>
      <text:p text:style-name="P24">________________________________________________________________________________</text:p>
      <text:p text:style-name="P23"/>
      <text:p text:style-name="P7">Exercice 1.9</text:p>
      <text:p text:style-name="P20"><text:span text:style-name="T11">Variables</text:span> A, B, C <text:span text:style-name="T11">en</text:span> <text:span text:style-name="T11">Caractères</text:span></text:p>
      <text:p text:style-name="P20"/>
      <text:p text:style-name="P20"><text:span text:style-name="T12">Début</text:span> </text:p>
      <text:p text:style-name="P20"/>
      <text:p text:style-name="P21">A – 423</text:p>
      <text:p text:style-name="P21">B – 12</text:p>
      <text:p text:style-name="P21">C – 42312</text:p>
      <text:p text:style-name="P21"/>
      <text:p text:style-name="P26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09:04:21.341882488</meta:creation-date>
    <dc:date>2023-07-13T16:30:02.359615837</dc:date>
    <meta:editing-duration>PT29M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152" meta:character-count="1219" meta:non-whitespace-character-count="1122"/>
  </office:meta>
</office:document-meta>
</file>